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ia 81 odcinek 6</text:p>
      <text:p text:style-name="P1"/>
      <text:p text:style-name="P2">Etap I </text:p>
      <text:p text:style-name="P2"/>
      <text:p text:style-name="P3">jaki kolor ma kartka wykluczająca z meczu zawodnika piłki nożnej <text:s text:c="5"/><text:span text:style-name="T1"><text:s text:c="2"/>czerwona</text:span></text:p>
      <text:p text:style-name="P3">jak nazywa się najlżejszy pierwiastek <text:s text:c="55"/><text:span text:style-name="T1">wodór</text:span></text:p>
      <text:p text:style-name="P3">Nowy Orlean to miastu w USA, a gdzie leży Orlean <text:s text:c="31"/><text:span text:style-name="T1"><text:s/>Francja</text:span></text:p>
      <text:p text:style-name="P3">w którym wieku zaczęła się w Anglii tzw Rewolucja przemysłowa <text:s text:c="9"/><text:span text:style-name="T1">XVIII w.</text:span></text:p>
      <text:p text:style-name="P3">jak nazywa się pomieszczenie w kościele w którym kapłan przygotowuje się do mszy św</text:p>
      <text:p text:style-name="P4">zakrystia</text:p>
      <text:p text:style-name="P3">który zwrotnik przechodzi przez Australię <text:s text:c="45"/><text:span text:style-name="T1"><text:s text:c="2"/>Koziorożca</text:span></text:p>
      <text:p text:style-name="P3">altówka jest większa czy mniejsza od skrzypiec <text:s text:c="38"/><text:span text:style-name="T1">większa</text:span></text:p>
      <text:p text:style-name="P3">jak miała na imię dziewczynka, bohaterka powieści Barriego Przygody Piotrusia Pana</text:p>
      <text:p text:style-name="P4">Wendy</text:p>
      <text:p text:style-name="P3">do jakiego stroju nie pasuje kwiatek <text:s text:c="56"/><text:span text:style-name="T1"><text:s/>kożucha</text:span></text:p>
      <text:p text:style-name="P3">którą część trylogii Hoffman przeniósł na ekran jako pierwszą <text:s text:c="15"/><text:span text:style-name="T1">Pan Wołodyjowski</text:span></text:p>
      <text:p text:style-name="P3">jak nazywa się wysoki na 1897 szczyt w Tatrach Zachodnich, na którym znajduje się obserwatorium meteorologiczne <text:s text:c="63"/><text:span text:style-name="T1">Kasprowy Wierch</text:span></text:p>
      <text:p text:style-name="P3">czy andrut to nazwa słodkiego wafla przekladanego dzemem, czy dawna nazwa urwisa <text:span text:style-name="T1">wafel</text:span></text:p>
      <text:p text:style-name="P3">czy olej rzepakowy otrzymuje się z rzepy</text:p>
      <text:p text:style-name="P3">którym z kolei prezydentem w historii Czech był Vaclav Havel <text:s text:c="12"/><text:span text:style-name="T1"><text:s/>pierwszym</text:span></text:p>
      <text:p text:style-name="P3">jak nazywają się pierwsza i ostatnia litera alfabetu greckiego <text:s text:c="16"/><text:span text:style-name="T1"><text:s/>alfa i omega</text:span></text:p>
      <text:p text:style-name="P3">czy zajęcia fakultatywne są obowiązkowe <text:s text:c="47"/><text:span text:style-name="T1">NIE </text:span></text:p>
      <text:p text:style-name="P3">Romeo i Julia opowiada o dwóch zwasnionych rodach, z którego pochodził Romeo <text:s/><text:span text:style-name="T1">Montekich</text:span></text:p>
      <text:p text:style-name="P3">w którym mieście stoi największa gotycka, ceglana twierdza w Europie <text:s/><text:span text:style-name="T1">Malbork</text:span></text:p>
      <text:p text:style-name="P3">tachykardia to przyspieszenie czynności którego organu <text:s text:c="25"/><text:span text:style-name="T1"><text:s/>serce</text:span></text:p>
      <text:p text:style-name="P3">przez jakie u piszemy wyraz zasuwka <text:s text:c="6"/></text:p>
      <text:p text:style-name="P3"/>
      <text:p text:style-name="P5">Etap II</text:p>
      <text:p text:style-name="P5"/>
      <text:p text:style-name="P3">ułani to kawaleria ciężka czy lekka <text:s text:c="57"/><text:span text:style-name="T1"><text:s/>lekka</text:span></text:p>
      <text:p text:style-name="P3">rozwiń skrót BHP <text:s text:c="63"/><text:span text:style-name="T1"><text:s text:c="2"/>bezpieczeństwo i higiena pracy</text:span></text:p>
      <text:p text:style-name="P3">jaka to część mowy: wczoraj, ładnie, <text:s text:c="54"/><text:span text:style-name="T1"><text:s/>przysłówek</text:span></text:p>
      <text:p text:style-name="P3">określenie belle epoque przenosiło się do przełomu których wieków <text:s text:c="4"/><text:span text:style-name="T1"><text:s/>XIX/XX w.</text:span></text:p>
      <text:p text:style-name="P3">czy ślimak winniczek jest jadalny <text:s text:c="57"/><text:span text:style-name="T1"><text:s text:c="3"/>TAK</text:span></text:p>
      <text:p text:style-name="P3">wymień nazwy dwóch europejskich państw których nazwy rozpoczynają się na F </text:p>
      <text:p text:style-name="P4">Finlandia i Francja</text:p>
      <text:p text:style-name="P3">jak brzmi popularna nazwa zielonych gruszkowatych owoców o polskiej nazwie <text:s/>smaczliwka <text:s text:c="95"/><text:span text:style-name="T1">awokado</text:span></text:p>
      <text:p text:style-name="P3">którą z kolei żoną Zygmunta Starego było Bona <text:s text:c="36"/><text:span text:style-name="T1"><text:s/>drugą</text:span></text:p>
      <text:p text:style-name="P3">czy chełbia modra występuja w Bałtyku <text:s text:c="49"/><text:span text:style-name="T1"><text:s/>TAK</text:span></text:p>
      <text:p text:style-name="P3">jak miał na imię Einstein <text:s text:c="73"/><text:span text:style-name="T1"><text:s/>Albert</text:span></text:p>
      <text:p text:style-name="P3">na którym kontynencie lezy pańśtwo Benin <text:s text:c="42"/><text:span text:style-name="T1"><text:s text:c="2"/>Afryka</text:span></text:p>
      <text:p text:style-name="P3">czy Grecja jest członkiem NATO <text:s text:c="59"/><text:span text:style-name="T1"><text:s/>TAK</text:span></text:p>
      <text:p text:style-name="P3">w czasie której wojny rozgrywa się akcja filmu Obława <text:s text:c="24"/><text:span text:style-name="T1">II WŚ</text:span></text:p>
      <text:p text:style-name="P3"><text:soft-page-break/>jak nazywa się japońska sztuka wykonywania układanek z papieru <text:s text:c="7"/><text:span text:style-name="T1">origami</text:span></text:p>
      <text:p text:style-name="P3">czy kort tenisowy ma takie same wymiary do gry pojedynczej i podwójnej <text:s text:c="3"/><text:span text:style-name="T1"><text:s/>NIE </text:span></text:p>
      <text:p text:style-name="P3">z której polskiej sztuki teatralnej pochodzą słowa: Wprzódy w morzu wyschnie woda, niźli tutaj będzie zgoda <text:s text:c="85"/><text:span text:style-name="T1">Zemsta</text:span></text:p>
      <text:p text:style-name="P3">co kolekcjonuje numizmatyk <text:s text:c="68"/><text:span text:style-name="T1">monety</text:span></text:p>
      <text:p text:style-name="P3">jak nazywają się zamknięte grupy społeczne w Indiach <text:s text:c="23"/><text:span text:style-name="T1"><text:s text:c="3"/>kasty</text:span></text:p>
      <text:p text:style-name="P3">przez jakie h pisze się słowo hamak</text:p>
      <text:p text:style-name="P3">glina to skała osadowa czy magmowa <text:s text:c="53"/><text:span text:style-name="T1">osadowa</text:span></text:p>
      <text:p text:style-name="P3">jaki tytuł nosi powieść Wladimira Nabukowa opowiadająca o miłości dojrzałego mężczyzny do 12 letniej dziewczynki <text:s text:c="72"/><text:span text:style-name="T1"><text:s/>Lollita</text:span></text:p>
      <text:p text:style-name="P3">czy czad, tlenek węgla jest palny <text:s text:c="61"/><text:span text:style-name="T1">TAK</text:span></text:p>
      <text:p text:style-name="P3">jak nazywa się kanał łączący Morze Śródziemne z Morzem Czerwonym <text:s text:c="3"/><text:span text:style-name="T1">sueski</text:span></text:p>
      <text:p text:style-name="P3">które dwa zasadnicze style rozróżnia się w zapasach <text:s text:c="30"/><text:span text:style-name="T1">wolny i klasyczny</text:span></text:p>
      <text:p text:style-name="P3">jak miała na imię wieszczka która przepowiadała klęskę Troi <text:s text:c="16"/><text:span text:style-name="T1"><text:s/>Kasandra</text:span></text:p>
      <text:p text:style-name="P3">jak od nazwy zakonu określa się żmudną i mozolną pracę <text:s text:c="22"/><text:span text:style-name="T1">benedyktyńska</text:span></text:p>
      <text:p text:style-name="P3">jakim zwierzęciem jest Tom, bohater serialu Tom i Jerry <text:s text:c="22"/><text:span text:style-name="T1"><text:s text:c="2"/>kot</text:span></text:p>
      <text:p text:style-name="P3">kto był kompozytorem piosenki Czerwonych Gitar: historia jednej znajomości <text:s text:c="2"/></text:p>
      <text:p text:style-name="P4">Krzysztof Klenczon</text:p>
      <text:p text:style-name="P3">jak nazywa się mauzoleum w indyjskim mieście Agra, wzniesione w XVII wieku <text:s text:c="2"/></text:p>
      <text:p text:style-name="P4">Taj Mahal</text:p>
      <text:p text:style-name="P3">jak miał na imię apostoł wybrany na miejsce Judasza <text:s text:c="28"/><text:span text:style-name="T1"><text:s/>Maciej</text:span></text:p>
      <text:p text:style-name="P3">w którym roku miały miejsce tzw wydarzenia marcowe, obejmujące prostesty studenckie</text:p>
      <text:p text:style-name="P4">1968 r</text:p>
      <text:p text:style-name="P3">kto zagrał rolę Basi <text:s/>w Panu Wołodyjowskim Jerzego Hoffmana <text:s text:c="10"/><text:span text:style-name="T1"><text:s/>Magda Zawadzka</text:span></text:p>
      <text:p text:style-name="P3">jak nazywa się stolica San Marino <text:s text:c="59"/><text:span text:style-name="T1">San Marino</text:span></text:p>
      <text:p text:style-name="P3">kto dowodził wojskami francuskim w bitwie pod Somosierrą w 1808 r <text:s/><text:span text:style-name="T1">Bonaparte</text:span></text:p>
      <text:p text:style-name="P3">w którym wieku żył Henryk Wieniawski <text:s text:c="48"/><text:span text:style-name="T1"><text:s/>XIX w.</text:span></text:p>
      <text:p text:style-name="P3">wieża Galata, pozostałość średniowiecznej twierdzy o wysokości ponad 60 m, wznosi się w którym pańśtwie <text:s text:c="87"/><text:span text:style-name="T1"><text:s/>Stambuł, Turcja</text:span></text:p>
      <text:p text:style-name="P3">jak nazywa się umocowany na kołowrotku pęk włókna lnianego <text:s text:c="12"/><text:span text:style-name="T1">kądziel</text:span></text:p>
      <text:p text:style-name="P3">u wybrzeży którego państwa znajduje się zatoka Franklina <text:s text:c="21"/><text:span text:style-name="T1">Kanada</text:span></text:p>
      <text:p text:style-name="P3"><text:span text:style-name="T1"/></text:p>
      <text:p text:style-name="P6"><text:span text:style-name="T1">Etap III</text:span></text:p>
      <text:p text:style-name="P6"><text:span text:style-name="T1"/></text:p>
      <text:p text:style-name="P3">w którym wieku żył Leonardo da Vinci <text:s text:c="48"/><text:span text:style-name="T1"><text:s text:c="2"/>XVI i XV</text:span></text:p>
      <text:p text:style-name="P3">jaką częścią kopy jest tuzin <text:s text:c="69"/><text:span text:style-name="T1">1/5</text:span></text:p>
      <text:p text:style-name="P3">jak nazywa się usuwanie pni razem z korzeniami po ściętych drzewach <text:s/><text:span text:style-name="T1">karczowanie</text:span></text:p>
      <text:p text:style-name="P3">kto jest twórcą listy przebojów programu trzeciego polskiego radia <text:s text:c="4"/><text:span text:style-name="T1">Marek Niedźwiedzki</text:span></text:p>
      <text:p text:style-name="P3">czy ptaki są stało czy zmiennocieplne <text:s text:c="50"/><text:span text:style-name="T1"><text:s/>stałocieplne</text:span></text:p>
      <text:p text:style-name="P3">funkcjonariusz państwowy który oskarża winnych w sądzie to <text:s text:c="10"/><text:span text:style-name="T1"><text:s/>prokurator</text:span></text:p>
      <text:p text:style-name="P3">który król jako jedyny w dziejach Polski koronowany był za życia swojego ojca</text:p>
      <text:p text:style-name="P4">Zygmunt August</text:p>
      <text:p text:style-name="P3">matematyka, chemia, fizyka w której dziedzinie nie ma nagrody nobla <text:span text:style-name="T1"><text:s/>matematyka</text:span></text:p>
      <text:p text:style-name="P3">jak z włoskiego nazywa się część morza oddzielona od wód otwartych przez atol <text:s text:c="3"/><text:span text:style-name="T1">laguna</text:span></text:p>
      <text:p text:style-name="P3">sztetl to mała wieć, prowincjonalne miasteczko żydowskie czy sala do tańczenia <text:span text:style-name="T1">prowincjonalne miasteczko żydowskie</text:span></text:p>
      <text:p text:style-name="P3">Konstanty Andrzej Kulka jest wirtuozem którego instrumentu <text:s text:c="11"/><text:span text:style-name="T1">skrzypiec</text:span></text:p>
      <text:p text:style-name="P3">czy trutnie żądlą <text:s text:c="81"/><text:span text:style-name="T1"><text:s text:c="3"/>NIE </text:span></text:p>
      <text:p text:style-name="P3"><text:soft-page-break/>jak nazywa się dolina w Tatrach Wysokich <text:s text:c="35"/><text:span text:style-name="T1"><text:s/>Dolina pięciu stawów</text:span></text:p>
      <text:p text:style-name="P3">czy każdy prostokąt jest rombem <text:s text:c="56"/><text:span text:style-name="T1"><text:s/>NIE </text:span></text:p>
      <text:p text:style-name="P3">wymień trzy państwa którego w 1951 utworzyły europejską wspólnotę węgla i stali</text:p>
      <text:p text:style-name="P4">Francja, Włochy, RFN, Luksemburg, Belgia, Holandia</text:p>
      <text:p text:style-name="P3">Lik i Ilza to kultowa para z filmu Przeminęło z wiatrem czy Casablanca <text:s text:c="2"/><text:span text:style-name="T1"><text:s/>Casablanc</text:span>a</text:p>
      <text:p text:style-name="P3">którego greckiego boga wykarmiła koza Amalteja <text:s text:c="29"/><text:span text:style-name="T1"><text:s text:c="2"/>Zeus</text:span></text:p>
      <text:p text:style-name="P3">jak z niemieckiego nazywa się kuchnia okrętowa <text:s text:c="30"/><text:span text:style-name="T1"><text:s text:c="2"/>kabuz</text:span></text:p>
      <text:p text:style-name="P3">jak w Polsce w XIX w nazywano prywatną szkołę dla dziewcząt połączoną z internatem</text:p>
      <text:p text:style-name="P4">pensja</text:p>
      <text:p text:style-name="P3">co oznacza słowo peregrynacja <text:s text:c="54"/><text:span text:style-name="T1"><text:s text:c="2"/>wędrówka, pielgrzymka</text:span></text:p>
      <text:p text:style-name="P3">do czego strzela się z broni śrutowej podczas konkurencji zwanej skid <text:s text:c="4"/><text:span text:style-name="T1"><text:s/>rzutki</text:span></text:p>
      <text:p text:style-name="P3">jak nazywał się francuski złotnik który na zlecenie rodziny carskiej wykonywał złote jaja na Wielkanoc <text:s text:c="92"/><text:span text:style-name="T1"><text:s/>Faberge</text:span></text:p>
      <text:p text:style-name="P3">jak brzmi polska nazwa miasta Milano <text:s text:c="47"/><text:span text:style-name="T1"><text:s/>Mediolan</text:span></text:p>
      <text:p text:style-name="P3">kto wygrał w pojedynku Achillesa z Hektorem <text:s text:c="34"/><text:span text:style-name="T1"><text:s/>Achilles</text:span></text:p>
      <text:p text:style-name="P3">w którym roku ZWZ został przekształcony w AK <text:s text:c="30"/><text:span text:style-name="T1">1942</text:span></text:p>
      <text:p text:style-name="P3">ile punktów może maxymalnie znaleźć się na jednym kamieniu w grze w domino <text:s text:c="2"/><text:span text:style-name="T1">12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9-08T21:51:54.25</meta:creation-date>
    <meta:document-statistic meta:table-count="0" meta:image-count="0" meta:object-count="0" meta:page-count="3" meta:paragraph-count="97" meta:word-count="860" meta:character-count="8111"/>
    <dc:date>2014-09-08T23:14:18.48</dc:date>
    <meta:editing-duration>PT00H12M32S</meta:editing-duration>
    <meta:editing-cycles>1</meta:editing-cycles>
    <meta:generator>OpenOffice.ux.pl/3.1$Win32 OpenOffice.org_project/310m11$Build-39399</meta:generator>
  </office:meta>
</office:document-meta>
</file>